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13.189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3.1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de59"/>
    </style:style>
    <style:style style:name="ce1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de59"/>
      <style:text-properties style:use-window-font-color="true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t-FIXED-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RelatedWarnings</text:p>
          </table:table-cell>
          <table:table-cell office:value-type="string" calcext:value-type="string">
            <text:p>CWE</text:p>
          </table:table-cell>
          <table:table-cell office:value-type="string" calcext:value-type="string">
            <text:p>TestClass</text:p>
          </table:table-cell>
          <table:table-cell office:value-type="string" calcext:value-type="string">
            <text:p>ExternalClass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key ("clusterpassword"). It should be reported twice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key ("clusterpassword"). It should be reported twice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SensitiveStringCodec$Blowfish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cret key factory is initialized at this method and then used in other methods</text:p>
          </table:table-cell>
        </table:table-row>
        <table:table-row table:style-name="ro1">
          <table:table-cell table:style-name="ce2"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8_916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random (para o salt), iterationCount &lt; 10000 ... declara mais de um cwe?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8_916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qual o erro?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DefaultSensitiveStringCodec$PBKDF2Algorithm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andomUtil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-JCA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t convinced that secretKeySpec has not been generated properly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aes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t convinced that secretKeySpec has not been generated properly</text:p>
          </table:table-cell>
        </table:table-row>
        <table:table-row table:style-name="ro1">
          <table:table-cell table:style-name="ce2" office:value-type="string" calcext:value-type="string">
            <text:p>Deltaspik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getSecretKeySpec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Poderia ser cwe 338, mas o parametro pode ter sido gerado randomicamente (seguro) … não sei se isso é uma vulnerabilidade</text:p>
          </table:table-cell>
        </table:table-row>
        <table:table-row table:style-name="ro1">
          <table:table-cell office:value-type="string" calcext:value-type="string">
            <text:p>Deltaspik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faultCipherService</text:p>
          </table:table-cell>
          <table:table-cell office:value-type="string" calcext:value-type="string">
            <text:p>getSecretKeySpec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CtsSha1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AesEncryptionTes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</text:p>
          </table:table-cell>
          <table:table-cell office:value-type="string" calcext:value-type="string">
            <text:p>AesEncryptionTes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calculateIntegrit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ArcFourHma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FALS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 foi gerada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4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ttps://cwe.mitre.org/data/definitions/1204.html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3CbcSha1Kd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5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Crc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calculateIntegrit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5"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CbcMd5Encryption</text:p>
          </table:table-cell>
          <table:table-cell office:value-type="string" calcext:value-type="string">
            <text:p>process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Nao tem como saber se keyBytes foi gerado ou nao randomicamente (seguro) …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Bytes foi gerado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DesStringToKey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Kerberos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EncryptionEngine</text:p>
          </table:table-cell>
          <table:table-cell office:value-type="string" calcext:value-type="string">
            <text:p>getRandomByt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looks like a bug in our specification</text:p>
          </table:table-cell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HmacMd5Checksum</text:p>
          </table:table-cell>
          <table:table-cell office:value-type="string" calcext:value-type="string">
            <text:p>calculateChecksu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5" office:value-type="string" calcext:value-type="string">
            <text:p>Nao tem como saber se key foi gerada de forma segura …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ArcFour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De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Md5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Md5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Sha1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Mac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GenerateHmacSha1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KeyTypeTest</text:p>
          </table:table-cell>
          <table:table-cell office:value-type="string" calcext:value-type="string">
            <text:p>testTripleDes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ce2"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</text:p>
          </table:table-cell>
          <table:table-cell office:value-type="string" calcext:value-type="string">
            <text:p>getRandom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</text:p>
          </table:table-cell>
          <table:table-cell office:value-type="string" calcext:value-type="string">
            <text:p>getRandomKe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hard to assume an error after reading the code. Let's double check this warning.</text:p>
          </table:table-cell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Test</text:p>
          </table:table-cell>
          <table:table-cell office:value-type="string" calcext:value-type="string">
            <text:p>testGenerateDes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Kerberos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RandomKeyFactoryTest</text:p>
          </table:table-cell>
          <table:table-cell office:value-type="string" calcext:value-type="string">
            <text:p>testGenerateTripleDes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ce8" office:value-type="string" calcext:value-type="string">
            <text:p>Manifold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ConnectorPool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InputStream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 believe that the read method is called, when we call reader.read()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de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InputStream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OutputStream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 believe that the write method is called, when we call w.writ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OutputStream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password ("NowIsTheTime")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salt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nstantiates a cipher for future us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&lt; 10000 iterations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PBKDF2WithHmacSHA1</text:p>
          </table:table-cell>
        </table:table-row>
        <table:table-row table:style-name="ro1">
          <table:table-cell table:style-name="ce9" office:value-type="string" calcext:value-type="string">
            <text:p>Manifold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next issue originates the problem reported here. This is an interesiting scenario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getHashValu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t is an API. There is a method addToHash that should be called befor getHashValue. The static analysis is ok, though I think it is a false positive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startHash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ManifoldCF</text:p>
          </table:table-cell>
          <table:table-cell office:value-type="string" calcext:value-type="string">
            <text:p>startHash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Static key spec ... DESede tbm?</text:p>
          </table:table-cell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DESede</text:p>
          </table:table-cell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nternal class: L2031 (final Cipher cipher = Cipher.getInstance("DESede");)</text:p>
          </table:table-cell>
        </table:table-row>
        <table:table-row table:style-name="ro1">
          <table:table-cell office:value-type="string" calcext:value-type="string">
            <text:p>Meecrowave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Meecrowave$ValueTransformers$1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Meecrowave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SessionIdGeneratorBase</text:p>
          </table:table-cell>
          <table:table-cell office:value-type="string" calcext:value-type="string">
            <text:p>getRandomByte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classe é do tomcat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BEKeySpecSpec</text:p>
          </table:table-cell>
          <table:table-cell table:style-name="ce1" office:value-type="string" calcext:value-type="string">
            <text:p>AuthEngine</text:p>
          </table:table-cell>
          <table:table-cell office:value-type="string" calcext:value-type="string">
            <text:p>gener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classe não pertence ao modulo COR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table:style-name="ce1" office:value-type="string" calcext:value-type="string">
            <text:p>AuthEngine</text:p>
          </table:table-cell>
          <table:table-cell office:value-type="string" calcext:value-type="string">
            <text:p>gener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table:style-name="ce1" office:value-type="string" calcext:value-type="string">
            <text:p>AuthEngine</text:p>
          </table:table-cell>
          <table:table-cell office:value-type="string" calcext:value-type="string">
            <text:p>initializeForAuth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CertificateUtils</text:p>
          </table:table-cell>
          <table:table-cell office:value-type="string" calcext:value-type="string">
            <text:p>getKeyStor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classe do jetty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KIXBuildParametersSpec</text:p>
          </table:table-cell>
          <table:table-cell office:value-type="string" calcext:value-type="string">
            <text:p>CertificateValidator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4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Credential$MD5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</text:p>
          </table:table-cell>
          <table:table-cell office:value-type="string" calcext:value-type="string">
            <text:p>CryptoStreamUtils</text:p>
          </table:table-cell>
          <table:table-cell/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Difficult to understand the error ....… SCALA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Inpu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CryptoOutpu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s an Apache CryptoRandomFactory. It might be as secure as SecureRandom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Generator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Ke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ReadableChannel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ReadableChannel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WritableChannel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CryptoStreamUtils$</text:p>
          </table:table-cell>
          <table:table-cell office:value-type="string" calcext:value-type="string">
            <text:p>createWritableChannel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s an Apache CryptoRandomFactory. It might be as secure as SecureRandom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retKeySpecSpec</text:p>
          </table:table-cell>
          <table:table-cell office:value-type="string" calcext:value-type="string">
            <text:p>CryptoStreamUtils$CryptoParams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authenticat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ion</text:p>
          </table:table-cell>
          <table:table-cell office:value-type="string" calcext:value-type="string">
            <text:p>getMessageDigest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or$Diges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DigestAuthenticator$M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5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HtmlUnitSSLConnectionSocketFactory</text:p>
          </table:table-cell>
          <table:table-cell office:value-type="string" calcext:value-type="string">
            <text:p>buildSSLSocketFacto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ecureRandomSpec</text:p>
          </table:table-cell>
          <table:table-cell office:value-type="string" calcext:value-type="string">
            <text:p>LauncherServer</text:p>
          </table:table-cell>
          <table:table-cell office:value-type="string" calcext:value-type="string">
            <text:p>createSecre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MultiPartContentProvi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1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artitionwiseSampledRDD</text:p>
          </table:table-cell>
          <table:table-cell office:value-type="string" calcext:value-type="string">
            <text:p>getPartitions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lusConfig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PlusConfig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DD</text:p>
          </table:table-cell>
          <table:table-cell office:value-type="string" calcext:value-type="string">
            <text:p>coales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RDD</text:p>
          </table:table-cell>
          <table:table-cell office:value-type="string" calcext:value-type="string">
            <text:p>takeSampl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ecurityManag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4" office:value-type="string" calcext:value-type="string">
            <text:p>SCALA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Store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FactorySpec</text:p>
          </table:table-cell>
          <table:table-cell office:value-type="string" calcext:value-type="string">
            <text:p>SecurityManager$$anonfun$2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SequenceFile$Writ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SequenceFile$Writ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pec</text:p>
          </table:table-cell>
          <table:table-cell office:value-type="string" calcext:value-type="string">
            <text:p>ShutdownHand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7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TTPSpec</text:p>
          </table:table-cell>
          <table:table-cell office:value-type="string" calcext:value-type="string">
            <text:p>ShutdownHand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Shutdown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2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SizeEstimator</text:p>
          </table:table-cell>
          <table:table-cell office:value-type="string" calcext:value-type="string">
            <text:p>visitArray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3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8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9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KeyManagers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Key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Key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CertPathTrustManagerParameters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PKIXBuildParameters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Factory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getTrustManagers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ContextFactory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Options.liftedTree1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SSLOptions.liftedTree1$1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cala code. We might have to review the method name here.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TestUtils$</text:p>
          </table:table-cell>
          <table:table-cell office:value-type="string" calcext:value-type="string">
            <text:p>httpResponseCod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SLContextSpec</text:p>
          </table:table-cell>
          <table:table-cell office:value-type="string" calcext:value-type="string">
            <text:p>TestUtils$</text:p>
          </table:table-cell>
          <table:table-cell office:value-type="string" calcext:value-type="string">
            <text:p>httpResponseCod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est case configuration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TransportCipher</text:p>
          </table:table-cell>
          <table:table-cell office:value-type="string" calcext:value-type="string">
            <text:p>createOutputStrea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ostNameVerifi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0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HostNameVerifi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21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4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5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6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TrustManagerSpe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ptoGuar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uld not find the class / package (issue 17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Utils$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Utils$</text:p>
          </table:table-cell>
          <table:table-cell office:value-type="string" calcext:value-type="string">
            <text:p>randomizeInPla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XORShiftRandom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uplicated (XORShiftRandom$)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XORShiftRandom$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Tika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CryptoParser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ipher used as argument to CipherInputStream. It is also not clear why CC reports a forbiden call at line 98</text:p>
          </table:table-cell>
        </table:table-row>
        <table:table-row table:style-name="ro1">
          <table:table-cell office:value-type="string" calcext:value-type="string">
            <text:p>Tika</text:p>
          </table:table-cell>
          <table:table-cell office:value-type="string" calcext:value-type="string">
            <text:p>MessageDigestSpec</text:p>
          </table:table-cell>
          <table:table-cell office:value-type="string" calcext:value-type="string">
            <text:p>InputStreamDigester</text:p>
          </table:table-cell>
          <table:table-cell office:value-type="string" calcext:value-type="string">
            <text:p>digestStream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re is a call to the update method (interprocedural issue)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ndomEdit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RandomSpe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ndomSequence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Random instance is not used for a cryptographic primitive</text:p>
          </table:table-cell>
        </table:table-row>
        <table:table-row table:style-name="ro1">
          <table:table-cell table:style-name="ce2"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style-name="ce13" office:value-type="string" calcext:value-type="string">
            <text:p>CWEs: 798, 916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rdcoded salt + &lt; 1000 iterations for PBE</text:p>
          </table:table-cell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Parameter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table:style-name="ce3"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CryptoGuar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Cipher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KeySpec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createKeySpec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SecretKeyFactorySpec</text:p>
          </table:table-cell>
          <table:table-cell office:value-type="string" calcext:value-type="string">
            <text:p>SunJceCrypt</text:p>
          </table:table-cell>
          <table:table-cell office:value-type="string" calcext:value-type="string">
            <text:p>generateSecretKey</text:p>
          </table:table-cell>
          <table:table-cell office:value-type="string" calcext:value-type="string">
            <text:p>CogniCryp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IvParameterSpec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PBEKey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Wicket</text:p>
          </table:table-cell>
          <table:table-cell office:value-type="string" calcext:value-type="string">
            <text:p>CipherSpec</text:p>
          </table:table-cell>
          <table:table-cell office:value-type="string" calcext:value-type="string">
            <text:p>UnlimitedStrengthJurisdictionPolicyTest$UnlimitedStrenghtJurisdictionPolicyCrypt</text:p>
          </table:table-cell>
          <table:table-cell office:value-type="string" calcext:value-type="string">
            <text:p>crypt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'gt-FIXED-new'.A2:'gt-FIXED-new'.AMJ1048576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0:24:03.238062235</dc:date>
    <meta:editing-duration>PT2H54M2S</meta:editing-duration>
    <meta:editing-cycles>20</meta:editing-cycles>
    <meta:generator>LibreOffice/7.3.7.2$Linux_X86_64 LibreOffice_project/30$Build-2</meta:generator>
    <meta:document-statistic meta:table-count="1" meta:cell-count="1943" meta:object-count="0"/>
  </office:meta>
</office:document-meta>
</file>